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9c9a3" officeooo:paragraph-rsid="0019c9a3"/>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9c9a3" officeooo:paragraph-rsid="0019c9a3"/>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2828e0" officeooo:paragraph-rsid="002828e0"/>
    </style:style>
    <style:style style:name="P4" style:family="paragraph" style:parent-style-name="Standard">
      <style:paragraph-properties fo:text-align="start" style:justify-single-word="false"/>
      <style:text-properties style:text-underline-style="none" officeooo:rsid="0019c9a3" officeooo:paragraph-rsid="0019c9a3"/>
    </style:style>
    <style:style style:name="P5" style:family="paragraph" style:parent-style-name="Standard">
      <style:paragraph-properties fo:text-align="start" style:justify-single-word="false"/>
      <style:text-properties style:text-underline-style="none" fo:font-weight="bold" officeooo:rsid="002828e0" officeooo:paragraph-rsid="002828e0" style:font-weight-asian="bold" style:font-weight-complex="bold"/>
    </style:style>
    <style:style style:name="P6" style:family="paragraph" style:parent-style-name="Standard">
      <style:paragraph-properties fo:text-align="start" style:justify-single-word="false"/>
      <style:text-properties fo:font-style="normal" style:text-underline-style="none" fo:font-weight="bold" officeooo:rsid="0019c9a3" officeooo:paragraph-rsid="0019c9a3"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style:text-underline-style="none" fo:font-weight="bold" officeooo:rsid="0019c9a3" officeooo:paragraph-rsid="001bb453"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style:text-underline-style="none" fo:font-weight="bold" officeooo:rsid="001bb453" officeooo:paragraph-rsid="001bb453"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style:text-underline-style="none" fo:font-weight="bold" officeooo:rsid="00222d18" officeooo:paragraph-rsid="00222d18"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style:text-underline-style="none" fo:font-weight="bold" officeooo:rsid="0021f443" officeooo:paragraph-rsid="002828e0"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style:text-underline-style="none" fo:font-weight="bold" officeooo:rsid="002828e0" officeooo:paragraph-rsid="002828e0"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tyle="normal" style:text-underline-style="none" fo:font-weight="normal" officeooo:rsid="0019c9a3" officeooo:paragraph-rsid="0019c9a3"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19c9a3" officeooo:paragraph-rsid="001bb453"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1c6f40" officeooo:paragraph-rsid="001c6f40"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1d705c" officeooo:paragraph-rsid="001d705c"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21f443" officeooo:paragraph-rsid="0021f443"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1bb453" officeooo:paragraph-rsid="001bb453"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9c9a3" officeooo:paragraph-rsid="0019c9a3"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c6f40" officeooo:paragraph-rsid="001c6f4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1f443" officeooo:paragraph-rsid="0021f443"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italic" style:text-underline-style="none" fo:font-weight="normal" officeooo:rsid="001c6f40" officeooo:paragraph-rsid="001c6f40"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italic" style:text-underline-style="none" fo:font-weight="normal" officeooo:rsid="0021f443" officeooo:paragraph-rsid="0021f443"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19c9a3"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bb453" style:font-weight-asian="normal" style:font-weight-complex="normal"/>
    </style:style>
    <style:style style:name="T6" style:family="text">
      <style:text-properties fo:font-weight="normal" officeooo:rsid="00257cd3" style:font-weight-asian="normal" style:font-weight-complex="normal"/>
    </style:style>
    <style:style style:name="T7" style:family="text">
      <style:text-properties officeooo:rsid="001bb453"/>
    </style:style>
    <style:style style:name="T8" style:family="text">
      <style:text-properties fo:font-weight="bold" style:font-weight-asian="bold" style:font-weight-complex="bold"/>
    </style:style>
    <style:style style:name="T9" style:family="text">
      <style:text-properties officeooo:rsid="001e0a30"/>
    </style:style>
    <style:style style:name="T10" style:family="text">
      <style:text-properties officeooo:rsid="001edda5"/>
    </style:style>
    <style:style style:name="T11" style:family="text">
      <style:text-properties officeooo:rsid="00203aac"/>
    </style:style>
    <style:style style:name="T12" style:family="text">
      <style:text-properties officeooo:rsid="0023fc4a"/>
    </style:style>
    <style:style style:name="T13" style:family="text">
      <style:text-properties officeooo:rsid="00257cd3"/>
    </style:style>
    <style:style style:name="T14" style:family="text">
      <style:text-properties officeooo:rsid="002828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XTER INSTRUCTIONS</text:p>
      <text:p text:style-name="P2"/>
      <text:p text:style-name="P2"><text:s/></text:p>
      <text:p text:style-name="P3">Quickstart</text:p>
      <text:p text:style-name="P5"><text:s/>Open a terminal. (CTRL+ALT+T)</text:p>
      <text:p text:style-name="P5">Cd ros_ws</text:p>
      <text:p text:style-name="P5">./baxter2.sh</text:p>
      <text:p text:style-name="P5">Open a second terminal </text:p>
      <text:p text:style-name="P5">cd ros_ws</text:p>
      <text:p text:style-name="P5">./mimic.sh</text:p>
      <text:p text:style-name="P5">Open a third terminals</text:p>
      <text:p text:style-name="P10"><text:span text:style-name="T14">cd</text:span> <text:s/>Desktop/processing-2.2.1</text:p>
      <text:p text:style-name="P10">run ./processing&gt; /dev/udp/localhost/15444 </text:p>
      <text:p text:style-name="P11">open skelsend.pde and press run</text:p>
      <text:p text:style-name="P5"/>
      <text:p text:style-name="P2"/>
      <text:p text:style-name="P2"/>
      <text:p text:style-name="P2"><text:span text:style-name="T14">slow </text:span>Start</text:p>
      <text:p text:style-name="P4"/>
      <text:p text:style-name="P4">Baxter needs a DHCP to be connected, so the best way to do it is with a router. It is possible to conect directly to your computer, but I strongly recommended the used of router. </text:p>
      <text:p text:style-name="P4">Once your computer and Baxter are connected in the same network, you can turn on the robot. By default, Baxter start in the demo mode, in wich you cannot programm anything. To star in research mode, you have to connect a keyboard and pres alt+<text:span text:style-name="T10">f+f</text:span> (several times maybe). It can takes around two minutes to start.</text:p>
      <text:p text:style-name="P4">In the menu, you can choose several configuration options. The robot is alredy configurated, so the only thing you have to do is go to application and choose <text:span text:style-name="T10">SDK </text:span>GUI mode (not demo). Once finished, we can now start playing with the robot.</text:p>
      <text:p text:style-name="P4"/>
      <text:p text:style-name="P2">Initial steeps</text:p>
      <text:p text:style-name="P2"/>
      <text:p text:style-name="P4">Baxter uses ROS, so the first steep is to initialize the ROS environment. You have to do:</text:p>
      <text:p text:style-name="P4"/>
      <text:p text:style-name="P4"><text:tab/>1) <text:span text:style-name="T1">cd ros_ws/</text:span></text:p>
      <text:p text:style-name="P4"><text:tab/>2) .<text:span text:style-name="T1"> baxter.sh</text:span></text:p>
      <text:p text:style-name="P4"/>
      <text:p text:style-name="P6">Very important-&gt;<text:span text:style-name="T4"> baxter.sh is a configuration file. Inside this file, in the first lines there is one variable called your_ip. The value of this variable must be the current ip of your computer. The IP doesn't change once connected, but if you are connecting and dicon</text:span><text:span text:style-name="T6">n</text:span><text:span text:style-name="T4">ecting more times maybe it could change.</text:span></text:p>
      <text:p text:style-name="P6"/>
      <text:p text:style-name="P12">If you uses more terminals to launch more than one program, you always have to run baxter.sh</text:p>
      <text:p text:style-name="P6"/>
      <text:p text:style-name="P18">First programs</text:p>
      <text:p text:style-name="P18"/>
      <text:p text:style-name="P12">In order to use resources like the motors and the camera, the first thing I recommend you before beginning with the programs is to enable these resources. </text:p>
      <text:p text:style-name="P12"/>
      <text:p text:style-name="P6">Very important-&gt; <text:span text:style-name="T4">All the programs are executed in <text:s/></text:span><text:span text:style-name="T3">ros_ws folder</text:span></text:p>
      <text:p text:style-name="P12"/>
      <text:p text:style-name="P13">Enable motors-&gt; <text:span text:style-name="T7">rosrun baxter_tools enable_robot.py -e </text:span></text:p>
      <text:p text:style-name="P13"><text:span text:style-name="T7">Disable</text:span> motors-&gt; <text:span text:style-name="T7">rosrun baxter_tools enable_robot.py -d</text:span></text:p>
      <text:p text:style-name="P13"><text:soft-page-break/></text:p>
      <text:p text:style-name="P7">Very important-&gt; <text:span text:style-name="T5">By default, baxter has the han cameras opened and that one on the head closed. He can only have two open cameras on the same time, so you need to close one of the hands cameras.</text:span></text:p>
      <text:p text:style-name="P7"/>
      <text:p text:style-name="P17">List all the cameras → rosrun baxter_tools camera_control.py -l </text:p>
      <text:p text:style-name="P17">close the one on the right hand → rosrun baxter_tools camera_control.py -c right_hand_camera </text:p>
      <text:p text:style-name="P17">open the head camera → rosrun baxter_tools camera_control.py -o head_camera 640x480 </text:p>
      <text:p text:style-name="P8"/>
      <text:p text:style-name="P17">Now we are ready to run all the programs.</text:p>
      <text:p text:style-name="P8"/>
      <text:p text:style-name="P8"/>
      <text:p text:style-name="P8"/>
      <text:p text:style-name="P8"/>
      <text:p text:style-name="P8"/>
      <text:p text:style-name="P19">Move the arms</text:p>
      <text:p text:style-name="P19"/>
      <text:p text:style-name="P14">To move the arms, we need two programs. One server, in charge of sending the commands to the robot, and one client, in where we will select the state of the robot. The current states are: stop, up-down, left_hand, right_hand, two_hands and afraid.</text:p>
      <text:p text:style-name="P14">The way to make it work is call the server:</text:p>
      <text:p text:style-name="P14"/>
      <text:p text:style-name="P21">rosrun brazos arm_server.py </text:p>
      <text:p text:style-name="P21"/>
      <text:p text:style-name="P14">and then call the client with the state we desire (remember, in other teminal executing before the baxter.sh file). For example:</text:p>
      <text:p text:style-name="P14"/>
      <text:p text:style-name="P21">rosrun brazos arm_client.py "up-down" </text:p>
      <text:p text:style-name="P14"/>
      <text:p text:style-name="P14">The best advantage of this structure is that the client is non blocking. It ends quicly, and you can send other different state to the server.</text:p>
      <text:p text:style-name="P14"/>
      <text:p text:style-name="P14">We have other program in the same folder called print_angles ( rosrun brazos print_angles.py ). this program print the current positions of the baxter arms angles. That is very usefull, because you can easily add more states to the arm server using this program. </text:p>
      <text:p text:style-name="P14"/>
      <text:p text:style-name="P14"/>
      <text:p text:style-name="P19">Move the head</text:p>
      <text:p text:style-name="P19"/>
      <text:p text:style-name="P14">Inside /ros_ws/src/brazos/scripts, there is a program called cabeza_control. Inside the code, there is an instruction called head.set_pan(0, speed=0.3, timeout=10.0). Changing the value 0, we can move the head bet<text:span text:style-name="T13">w</text:span>een pi/2 and -pi/2.</text:p>
      <text:p text:style-name="P14"/>
      <text:p text:style-name="P21">rosrun brazos cabeza_control.py </text:p>
      <text:p text:style-name="P21"/>
      <text:p text:style-name="P14">I have made also a program in w<text:span text:style-name="T13">h</text:span>ich baxter follow the person in front with the head. The problem is that with more than one person, it could get crazy <text:span text:style-name="T11">(remember open the head camera with the instructions of the previous page)</text:span>:</text:p>
      <text:p text:style-name="P14"/>
      <text:p text:style-name="P14"><text:span text:style-name="T1">ros_ws/src/brazos/scripts$ rosrun brazos follow_face.py</text:span> </text:p>
      <text:p text:style-name="P14"/>
      <text:p text:style-name="P19">Screen</text:p>
      <text:p text:style-name="P14"><text:soft-page-break/></text:p>
      <text:p text:style-name="P15">to show the creepy video of the faces just run:</text:p>
      <text:p text:style-name="P15"/>
      <text:p text:style-name="P15"><text:span text:style-name="T1">rosrun camara video.py</text:span> </text:p>
      <text:p text:style-name="P14"/>
      <text:p text:style-name="P15">I have also developed a server-client software for the faces, the server will <text:span text:style-name="T10">manage the </text:span><text:s/>face. With the client, we send a path to a audio file. <text:span text:style-name="T9">It is also possible to create new audio files, baxter will reproduce the sound sending the path. </text:span>The audio will be played and baxter will move the mouth acoording with this audio:</text:p>
      <text:p text:style-name="P15"/>
      <text:p text:style-name="P15">server → rosrun camara face_server.py </text:p>
      <text:p text:style-name="P15">client → rosrun camara face_client "welcome" </text:p>
      <text:p text:style-name="P15"/>
      <text:p text:style-name="P15"><text:span text:style-name="T8">Note: </text:span>the default path of the audios is ros_ws/src/camara/scripts</text:p>
      <text:p text:style-name="P15"/>
      <text:p text:style-name="P20">Mimics</text:p>
      <text:p text:style-name="P20"/>
      <text:p text:style-name="P16">go to <text:s/>Desktop/processing-2.2.1 and run ./processing&gt; /dev/udp/localhost/15444 </text:p>
      <text:p text:style-name="P16"/>
      <text:p text:style-name="P16">Fter that, in antoher terminal, got to <text:s/><text:span text:style-name="T2">ros_ws, </text:span><text:span text:style-name="T1">run </text:span><text:span text:style-name="T2">. baxter.sh </text:span><text:span text:style-name="T1">and after that run:</text:span></text:p>
      <text:p text:style-name="P16"/>
      <text:p text:style-name="P22"><text:tab/>rosrun brazos brazo_control.py </text:p>
      <text:p text:style-name="P22"/>
      <text:p text:style-name="P1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0:07:46.705524671</meta:creation-date>
    <dc:date>2018-07-18T20:55:04.822372232</dc:date>
    <meta:editing-duration>PT4H1M3S</meta:editing-duration>
    <meta:editing-cycles>11</meta:editing-cycles>
    <meta:generator>LibreOffice/4.2.8.2$Linux_X86_64 LibreOffice_project/420m0$Build-2</meta:generator>
    <meta:document-statistic meta:table-count="0" meta:image-count="0" meta:object-count="0" meta:page-count="3" meta:paragraph-count="57" meta:word-count="749" meta:character-count="4547" meta:non-whitespace-character-count="3826"/>
  </office:meta>
</office:document-meta>
</file>